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15e227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936f19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cca7a5" officeooo:paragraph-rsid="00cca7a5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cca7a5" officeooo:paragraph-rsid="00cca7a5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936f19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T1" style:family="text">
      <style:text-properties officeooo:rsid="00ce409f"/>
    </style:style>
    <style:style style:name="T2" style:family="text">
      <style:text-properties officeooo:rsid="00d48b4a"/>
    </style:style>
    <style:style style:name="T3" style:family="text">
      <style:text-properties officeooo:rsid="00dd2e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關於語言文字</text:h>
      <text:p text:style-name="P1"/>
      <text:p text:style-name="P5">拼音化文字，其閱讀速度和詞彙的靈活程度，不及符號文字，如英語，更不及象形文字，如漢字。</text:p>
      <text:p text:style-name="P5"/>
      <text:p text:style-name="P5">原因是，拼音化文字要先將視覺信號翻譯成大腦裏的語音信號，之後的流程就和廳人說話的處理過程一樣了，即將語義與語音信號一一對應。所以拼音化文字看書的效率沒有聽書的效率高！畢竟用眼睛的視覺信號轉換成耳朵的聽覺信號，沒有耳朵直接生成聽覺信號高效！視覺信號到聽覺信號的翻譯過程比較耗時。拿韓語來說，很多人，包括韓國或朝鮮自己人都認爲世宗大王發明了韓語！這是睜眼說瞎話，他本人明明都說了，是草民訓音，說白了，就是給當時底層文化層次低的人，對語言要求不高的人，一個快速說話的發音標準，類似於臺灣的註音和大陸的拼音！就像一些老外，在中國只需要去菜市場買菜的話，只要學會拼音就夠了，給他一串拼音，他能一個一個慢條斯理地拼出來，就能聽出個意思，這就夠他用了！韓語離開了韓字，他們自己都會慢慢發現困難重重！因爲政治原因而剔除自己的文字而用音代替文，只會是一場文化荒漠災難的開始。韓字和漢字有各自的發音和語法，只能說兩國的文化有一個相同或類似的源頭！僅此而已！離開韓字，訓音很難做到達意，在某些微妙的語義上如隔鞋瘙癢！所以常常會出現尷尬的局面，需要用韓字或者英文來備註，這個發音是這個意思！我是想說這個呀！當一種語言需要用另一種語言來解釋時，就顯得有點太那個了！而且隨着越來越多四不像的英語外來詞的引入，可以想象，不久的將來，韓語字典會比英語字典還厚，而且不知道怎麼查！英語已經是一種外國成人離不開尿不溼詞典的語言，看文章和電影需要抱着詞典，就像郭德綱笑話裏說的，聽某些戲需要查典故才能聽得懂的戲一樣，一個字：非常累！</text:p>
      <text:p text:style-name="P5"/>
      <text:p text:style-name="P5">當我看到某些人說，韓語太好學了，只有多少個“字”，跟學英語字母一樣，我覺得很好笑，機器語言還只有兩個“字”呢，只有<text:span text:style-name="T2">0和1。做菜市場的叔叔阿姨容易，但要做莎士比亞，0和1是不夠的，你的和他一樣有勤奮和“變態”的記憶力才能高雅，不如他說什麼你都聽不懂，就會被他嘲笑成沒文化的底層走卒！這是這種語言的特性決定的！這點就不如漢字，即使只懂三五千字，也能寫出比莎士比亞更簡約和優美的高雅詩文。</text:span></text:p>
      <text:p text:style-name="P5"/>
      <text:p text:style-name="P5">不過，學習韓語有另一個好處，就是可以從世宗大王的草民訓音中窺知一二以前古漢語的發音，如今大陸的滿大人是野蠻戰勝高雅之後的胡言亂語！作爲客家人，遠隔千里，還能找到和客家話類似的發音，就覺得這歷史好神奇。草民訓音裏找不到捲舌音，所以韓語在引入英語作爲外來詞彙時，<text:span text:style-name="T3">r和l不分！這個客家話裏沒有捲舌音是一樣的，雖然我還沒學會粵語，但我猜想，粵語裏應該也沒有捲舌音的。也就是說，以前的漢語雅言中是沒有捲舌音的，至少雅言裏是應該沒有的，但各種語言也有各地的俚語，就像客家話裏很多低俗的俚語一樣，不能進官方雅言的廟堂。</text:span></text:p>
      <text:p text:style-name="P5"/>
      <text:p text:style-name="P5">而符號化語言，如英語，還有象形文字，直接和語義相對應，而且又兼有拼音文字的發音屬性，每個文字都有對應隱藏的發音，一個或者多個，根據不同意思發不同音。所以看書時就充分發揮了眼睛的特長，聽書時又利用了耳朵的屬性。看書的速度一般都比聽書的速度快，前者是主動搜索，後者是被動接收。</text:p>
      <text:p text:style-name="P5"/>
      <text:p text:style-name="P5">而符號化文字，如英語，與象形文字漢字相比，象形文字在閱讀速度上優於英語，記得上次在印度班加羅爾四處求醫時，因爲對於很多專業的醫學長單詞我不懂，只能指手畫腳咿咿呀呀地表達自己的症狀，而醫生的解釋，我也聽不懂，無奈，醫生只能萬事不決求谷歌，他把診斷結論粘貼在谷歌翻譯裏，然後我說，哦，明白了云云之類的，醫生有點吃驚說，這麼快看完了？！因爲有對比，所以知道象形文字和符號化文字在閱讀上速度的分別。</text:p>
      <text:p text:style-name="P5"/>
      <text:p text:style-name="P5">以前廳人說英語是拼音文字，或者說是語音文字，但我覺得，它應該是符號化文字，它有很多字根之類的，而且發音和其字幕並不一一對應，比如bury，u的發音就不走尋常路。而且在現在的計算機輸入系統中，英語的發音在鍵盤上是很難找到的，所以常常有，知道其發音，卻大腦短路，一直貧不出其單詞的情況，畢竟嘛，英語詞彙是巨恐怖的，像是爲機器人設計的語言，像我們這種成年勤學苦讀數十載，還是會碰到某些東西找不到對應的英語詞彙的情況，比如在醫院裡，或者說一些某些自己陌生領域的學科，那說起話了就心裡又癢又急，恨不得伸手進去抓，他姥姥的，他爺爺的，說起話來總感覺隔靴搔癢一樣不痛快！</text:p>
      <text:p text:style-name="P6">而普通話的情況很不一樣，只要會拼音，都能在計算機上找到對應的漢字。當然，像我這種南方人，平卷舌音不分，連胡言亂語的拼音都很難區分了，只能猜猜，呵呵。其實，也好奇，胡言亂語的時候，他們是如何將以前的漢字發音分成這個該卷舌，而那個又不要捲舌的呢？我想可能是根據他們拍左右邊屁股即興決定的！粵語的發音分陰陽，這個好理解，因爲符合漢字造字的規律！</text:p>
      <text:p text:style-name="P6"/>
      <text:p text:style-name="P6">中國文化要迴歸崖山之前的貴族文化，而非如今的跪族文化，必須要把清朝的《四跪全書》丟進垃圾桶<text:span text:style-name="T1">(le se tong)。這樣垃圾的文化才不會進入廟堂而殘渣泛起！</text:span></text:p>
      <text:p text:style-name="P3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5-27T09:09:11.877489200</dc:date>
    <meta:editing-duration>PT19H31M28S</meta:editing-duration>
    <meta:editing-cycles>198</meta:editing-cycles>
    <meta:document-statistic meta:table-count="0" meta:image-count="0" meta:object-count="0" meta:page-count="1" meta:paragraph-count="10" meta:word-count="1983" meta:character-count="1995" meta:non-whitespace-character-count="1993"/>
  </office:meta>
</office:document-meta>
</file>